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oogle Sans" svg:font-family="'Google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8.6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115.3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87.51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248.66pt"/>
    </style:style>
    <style:style style:name="co8" style:family="table-column">
      <style:table-column-properties fo:break-before="auto" style:column-width="105.56pt"/>
    </style:style>
    <style:style style:name="co9" style:family="table-column">
      <style:table-column-properties fo:break-before="auto" style:column-width="107.66pt"/>
    </style:style>
    <style:style style:name="co10" style:family="table-column">
      <style:table-column-properties fo:break-before="auto" style:column-width="127.81pt"/>
    </style:style>
    <style:style style:name="co11" style:family="table-column">
      <style:table-column-properties fo:break-before="auto" style:column-width="12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ta1" style:family="table" style:master-page-name="PageStyle_5f_Session">
      <style:table-properties table:display="true" style:writing-mode="lr-tb"/>
    </style:style>
    <style:style style:name="ta2" style:family="table" style:master-page-name="PageStyle_5f_打卡地點表">
      <style:table-properties table:display="true" style:writing-mode="lr-tb"/>
    </style:style>
    <style:style style:name="ta3" style:family="table" style:master-page-name="PageStyle_5f_員工名單">
      <style:table-properties table:display="true" style:writing-mode="lr-tb"/>
    </style:style>
    <style:style style:name="ta4" style:family="table" style:master-page-name="PageStyle_5f_打卡紀錄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Google Sans" fo:font-size="11pt" fo:font-style="normal" fo:text-shadow="none" style:text-underline-style="none" fo:font-weight="normal" style:font-size-asian="11pt" style:font-style-asian="normal" style:font-weight-asian="normal" style:font-name-complex="Google Sans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c481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c481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3a3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3a3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418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418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userId</text:p>
          </table:table-cell>
          <table:table-cell table:style-name="ce2" office:value-type="string" calcext:value-type="string">
            <text:p>expiredAt</text:p>
          </table:table-cell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打卡地點表" table:style-name="ta2">
        <table:table-column table:style-name="co4" table:number-columns-repeated="1024" table:default-cell-style-name="Default"/>
        <table:table-row table:style-name="ro1">
          <table:table-cell table:style-name="ce3" office:value-type="string" calcext:value-type="string">
            <text:p>地點代號</text:p>
          </table:table-cell>
          <table:table-cell table:style-name="ce3" office:value-type="string" calcext:value-type="string">
            <text:p>地點名稱</text:p>
          </table:table-cell>
          <table:table-cell table:style-name="ce3" office:value-type="string" calcext:value-type="string">
            <text:p>GPS(緯度)</text:p>
          </table:table-cell>
          <table:table-cell table:style-name="ce3" office:value-type="string" calcext:value-type="string">
            <text:p>GPS(經度)</text:p>
          </table:table-cell>
          <table:table-cell table:style-name="ce3" office:value-type="string" calcext:value-type="string">
            <text:p>容許誤差(公尺)</text:p>
          </table:table-cell>
          <table:table-cell table:style-name="ce1"/>
          <table:table-cell table:style-name="ce1" office:value-type="string" calcext:value-type="string">
            <text:p>度分秒 (DMS)</text:p>
          </table:table-cell>
          <table:table-cell table:style-name="ce1" office:value-type="string" calcext:value-type="string">
            <text:p>轉十進制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1"/>
          <table:table-cell table:style-name="ce5"/>
          <table:table-cell table:style-name="ce1" table:formula="of:=IFERROR(  (LEFT([.G2];FIND(&quot;°&quot;;[.G2])-1)   + MID([.G2];FIND(&quot;°&quot;;[.G2])+1;FIND(&quot;'&quot;;[.G2])-FIND(&quot;°&quot;;[.G2])-1)/60   + MID([.G2];FIND(&quot;'&quot;;[.G2])+1;FIND(&quot;&quot;&quot;&quot;;[.G2])-FIND(&quot;'&quot;;[.G2])-1)/3600)   * IF(RIGHT(LEFT([.G2];FIND(&quot; &quot;;[.G2])-1);1)=&quot;S&quot;;-1;1)  &amp; &quot;, &quot; &amp;  (MID([.G2];FIND(&quot; &quot;;[.G2])+1;FIND(&quot;°&quot;;[.G2];FIND(&quot; &quot;;[.G2]))-FIND(&quot; &quot;;[.G2])-1)   + MID([.G2];FIND(&quot;°&quot;;[.G2];FIND(&quot; &quot;;[.G2]))+1;FIND(&quot;'&quot;;[.G2];FIND(&quot; &quot;;[.G2]))-FIND(&quot;°&quot;;[.G2];FIND(&quot; &quot;;[.G2]))-1)/60   + MID([.G2];FIND(&quot;'&quot;;[.G2];FIND(&quot; &quot;;[.G2]))+1;FIND(&quot;&quot;&quot;&quot;;[.G2];FIND(&quot; &quot;;[.G2]))-FIND(&quot;'&quot;;[.G2];FIND(&quot; &quot;;[.G2]))-1)/3600)   * IF(RIGHT([.G2];1)=&quot;W&quot;;-1;1) ;&quot;格式錯誤&quot;)" office:value-type="string" office:string-value="格式錯誤" calcext:value-type="string">
            <text:p>格式錯誤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 table:number-rows-repeated="2">
          <table:table-cell table:style-name="ce1" table:number-columns-repeated="2"/>
          <table:table-cell table:style-name="ce4" table:number-columns-repeated="3"/>
          <table:table-cell table:style-name="ce1" table:number-columns-repeated="3"/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員工名單" table:style-name="ta3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cture</text:p>
          </table:table-cell>
          <table:table-cell table:style-name="ce2" office:value-type="string" calcext:value-type="string">
            <text:p>首次登入時間</text:p>
          </table:table-cell>
          <table:table-cell table:style-name="ce1" office:value-type="string" calcext:value-type="string">
            <text:p>職位</text:p>
          </table:table-cell>
          <table:table-cell table:style-name="ce1" office:value-type="string" calcext:value-type="string">
            <text:p>薪</text:p>
          </table:table-cell>
          <table:table-cell table:style-name="ce1" office:value-type="string" calcext:value-type="string">
            <text:p>狀態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/>
          <table:table-cell table:style-name="ce4"/>
          <table:table-cell table:style-name="ce1" table:number-columns-repeated="4"/>
          <table:table-cell table:number-columns-repeated="1013"/>
        </table:table-row>
        <table:table-row table:style-name="ro1" table:number-rows-repeated="2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 table:number-rows-repeated="4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3"/>
          <table:table-cell table:style-name="ce7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8"/>
          <table:table-cell table:style-name="ce1" table:number-columns-repeated="6"/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打卡紀錄" table:style-name="ta4"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4" table:number-columns-repeated="1018" table:default-cell-style-name="Default"/>
        <table:table-row table:style-name="ro1">
          <table:table-cell table:style-name="ce2" office:value-type="string" calcext:value-type="string">
            <text:p>打卡時間</text:p>
          </table:table-cell>
          <table:table-cell table:style-name="ce2" office:value-type="string" calcext:value-type="string">
            <text:p>打卡人員ＩＤ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打卡人員</text:p>
          </table:table-cell>
          <table:table-cell table:style-name="ce2" office:value-type="string" calcext:value-type="string">
            <text:p>打卡類別</text:p>
          </table:table-cell>
          <table:table-cell table:style-name="ce2" office:value-type="string" calcext:value-type="string">
            <text:p>打卡ＧＰＳ</text:p>
          </table:table-cell>
          <table:table-cell table:style-name="ce2" office:value-type="string" calcext:value-type="string">
            <text:p>打卡地點</text:p>
          </table:table-cell>
          <table:table-cell table:style-name="ce2" office:value-type="string" calcext:value-type="string">
            <text:p>備註</text:p>
          </table:table-cell>
          <table:table-cell table:style-name="ce22" office:value-type="string" calcext:value-type="string">
            <text:p>管理員審核</text:p>
          </table:table-cell>
          <table:table-cell table:style-name="ce2" office:value-type="string" calcext:value-type="string">
            <text:p>裝置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10"/>
          <table:table-cell table:style-name="ce12"/>
          <table:table-cell table:style-name="ce15"/>
          <table:table-cell table:style-name="ce17"/>
          <table:table-cell table:style-name="ce10"/>
          <table:table-cell table:style-name="ce19"/>
          <table:table-cell table:style-name="ce21" table:number-columns-repeated="2"/>
          <table:table-cell table:style-name="ce10"/>
          <table:table-cell table:number-columns-repeated="1014"/>
        </table:table-row>
        <table:table-row table:style-name="ro1" table:number-rows-repeated="2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3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9" table:number-columns-repeated="2"/>
          <table:table-cell table:style-name="ce13" table:number-columns-repeated="2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 table:number-columns-repeated="2"/>
          <table:table-cell table:style-name="ce13"/>
          <table:table-cell table:style-name="ce11"/>
          <table:table-cell table:number-columns-repeated="1014"/>
        </table:table-row>
        <table:table-row table:style-name="ro1" table:number-rows-repeated="4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 table:number-columns-repeated="2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1" table:number-rows-repeated="8">
          <table:table-cell table:style-name="ce9"/>
          <table:table-cell table:style-name="ce11"/>
          <table:table-cell table:style-name="ce13"/>
          <table:table-cell table:style-name="ce16"/>
          <table:table-cell table:style-name="ce18"/>
          <table:table-cell table:style-name="ce11"/>
          <table:table-cell table:style-name="ce20"/>
          <table:table-cell table:style-name="ce14"/>
          <table:table-cell table:style-name="ce13"/>
          <table:table-cell table:style-name="ce11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打卡紀錄.A2:打卡紀錄.J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oogle Sans" svg:font-family="'Google Sans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ion" style:display-name="PageStyle_Se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打卡地點表" style:display-name="PageStyle_打卡地點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員工名單" style:display-name="PageStyle_員工名單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打卡紀錄" style:display-name="PageStyle_打卡紀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" meta:object-count="0"/>
    <meta:generator>LibreOfficeDev/6.0.5.2$Linux_X86_64 LibreOffice_project/</meta:generator>
  </office:meta>
</office:document-meta>
</file>